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1.83mm"/>
    </style:style>
    <style:style style:name="co2" style:family="table-column">
      <style:table-column-properties fo:break-before="auto" style:column-width="43.66mm"/>
    </style:style>
    <style:style style:name="co3" style:family="table-column">
      <style:table-column-properties fo:break-before="auto" style:column-width="121.44mm"/>
    </style:style>
    <style:style style:name="co4" style:family="table-column">
      <style:table-column-properties fo:break-before="auto" style:column-width="194.72mm"/>
    </style:style>
    <style:style style:name="co5" style:family="table-column">
      <style:table-column-properties fo:break-before="auto" style:column-width="46.11mm"/>
    </style:style>
    <style:style style:name="co6" style:family="table-column">
      <style:table-column-properties fo:break-before="auto" style:column-width="8.9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 style:data-style-name="N104"/>
    <style:style style:name="ce2" style:family="table-cell" style:parent-style-name="Default" style:data-style-name="N104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4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Referencia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Huella</text:p>
          </table:table-cell>
          <table:table-cell office:value-type="string" calcext:value-type="string">
            <text:p>Hoja de dat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Total price</text:p>
          </table:table-cell>
          <table:table-cell/>
        </table:table-row>
        <table:table-row table:style-name="ro1">
          <table:table-cell office:value-type="string" calcext:value-type="string">
            <text:p><text:s text:c="4"/>BT1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lib:MPD_BK-870</text:p>
          </table:table-cell>
          <table:table-cell office:value-type="string" calcext:value-type="string">
            <text:p>https://linxtechnologies.com/wp/wp-chttp://www.memoryprotectiondevices.com/datasheets/BK-870-datasheet.pdfontent/uploads/bat-hld-001.pdf</text:p>
          </table:table-cell>
          <table:table-cell office:value-type="string" calcext:value-type="string">
            <text:p>BK-870-ND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COP" office:value="0.54" calcext:value-type="currency">
            <text:p>$0,54</text:p>
          </table:table-cell>
          <table:table-cell table:style-name="ce1" table:formula="of:=+[.G2]*[.F2]" office:value-type="currency" office:currency="COP" office:value="0.54" calcext:value-type="currency">
            <text:p>$0,54</text:p>
          </table:table-cell>
          <table:table-cell/>
        </table:table-row>
        <table:table-row table:style-name="ro1">
          <table:table-cell office:value-type="string" calcext:value-type="string">
            <text:p>&gt; <text:s/>C3, C8, C9, C12, C22, C44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1276-1909-1-ND</text:p>
          </table:table-cell>
          <table:table-cell office:value-type="float" office:value="6" calcext:value-type="float">
            <text:p>6</text:p>
          </table:table-cell>
          <table:table-cell table:style-name="ce1" office:value-type="currency" office:currency="COP" office:value="0.1" calcext:value-type="currency">
            <text:p>$0,10</text:p>
          </table:table-cell>
          <table:table-cell table:style-name="ce1" table:formula="of:=+[.G3]*[.F3]" office:value-type="currency" office:currency="COP" office:value="0.6" calcext:value-type="currency">
            <text:p>$0,60</text:p>
          </table:table-cell>
          <table:table-cell/>
        </table:table-row>
        <table:table-row table:style-name="ro1">
          <table:table-cell office:value-type="string" calcext:value-type="string">
            <text:p>&gt; <text:s/>C4, C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__icsFiles/afieldfile/2019/05/10/19-CL10A225KQ8NNNC.pdf</text:p>
          </table:table-cell>
          <table:table-cell office:value-type="string" calcext:value-type="string">
            <text:p>1276-1192-1-ND</text:p>
          </table:table-cell>
          <table:table-cell office:value-type="float" office:value="2" calcext:value-type="float">
            <text:p>2</text:p>
          </table:table-cell>
          <table:table-cell table:style-name="ce1" office:value-type="currency" office:currency="COP" office:value="0.29" calcext:value-type="currency">
            <text:p>$0,29</text:p>
          </table:table-cell>
          <table:table-cell table:style-name="ce1" table:formula="of:=+[.G4]*[.F4]" office:value-type="currency" office:currency="COP" office:value="0.58" calcext:value-type="currency">
            <text:p>$0,58</text:p>
          </table:table-cell>
          <table:table-cell/>
        </table:table-row>
        <table:table-row table:style-name="ro1">
          <table:table-cell office:value-type="string" calcext:value-type="string">
            <text:p>&gt; <text:s/>C2, C6, C11, C17, C110, C111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1276-1085-1-ND</text:p>
          </table:table-cell>
          <table:table-cell office:value-type="float" office:value="6" calcext:value-type="float">
            <text:p>6</text:p>
          </table:table-cell>
          <table:table-cell table:style-name="ce1" office:value-type="currency" office:currency="COP" office:value="0.11" calcext:value-type="currency">
            <text:p>$0,11</text:p>
          </table:table-cell>
          <table:table-cell table:style-name="ce1" table:formula="of:=+[.G5]*[.F5]" office:value-type="currency" office:currency="COP" office:value="0.66" calcext:value-type="currency">
            <text:p>$0,66</text:p>
          </table:table-cell>
          <table:table-cell/>
        </table:table-row>
        <table:table-row table:style-name="ro1">
          <table:table-cell office:value-type="string" calcext:value-type="string">
            <text:p>&gt; <text:s/>C1, C7, C10, C14, C18, C20, C24, C48, C51-C55, C84, C85, C87-C89, C93, C95-C99, C102, C105-C108, C112, C116-C118, C123, C125, C12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__icsFiles/afieldfile/2018/07/24/CL10B104KB8NNNC.pdf</text:p>
          </table:table-cell>
          <table:table-cell office:value-type="string" calcext:value-type="string">
            <text:p>1276-1000-1-ND</text:p>
          </table:table-cell>
          <table:table-cell office:value-type="float" office:value="36" calcext:value-type="float">
            <text:p>36</text:p>
          </table:table-cell>
          <table:table-cell table:style-name="ce1" office:value-type="currency" office:currency="COP" office:value="0.1" calcext:value-type="currency">
            <text:p>$0,10</text:p>
          </table:table-cell>
          <table:table-cell table:style-name="ce1" table:formula="of:=+[.G6]*[.F6]" office:value-type="currency" office:currency="COP" office:value="3.6" calcext:value-type="currency">
            <text:p>$3,60</text:p>
          </table:table-cell>
          <table:table-cell/>
        </table:table-row>
        <table:table-row table:style-name="ro1">
          <table:table-cell office:value-type="string" calcext:value-type="string">
            <text:p>&gt; <text:s/>C13, C15, C16, C19, C2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__icsFiles/afieldfile/2019/05/10/19-CL10A225KQ8NNNC.pdf</text:p>
          </table:table-cell>
          <table:table-cell office:value-type="string" calcext:value-type="string">
            <text:p>1276-1009-1-ND</text:p>
          </table:table-cell>
          <table:table-cell office:value-type="float" office:value="5" calcext:value-type="float">
            <text:p>5</text:p>
          </table:table-cell>
          <table:table-cell table:style-name="ce1" office:value-type="currency" office:currency="COP" office:value="0.1" calcext:value-type="currency">
            <text:p>$0,10</text:p>
          </table:table-cell>
          <table:table-cell table:style-name="ce1" table:formula="of:=+[.G7]*[.F7]" office:value-type="currency" office:currency="COP" office:value="0.5" calcext:value-type="currency">
            <text:p>$0,50</text:p>
          </table:table-cell>
          <table:table-cell/>
        </table:table-row>
        <table:table-row table:style-name="ro1">
          <table:table-cell office:value-type="string" calcext:value-type="string">
            <text:p><text:s text:c="4"/>C23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Resistor_SMD:R_1210_3225Metric_Pad1.42x2.65mm_HandSolder</text:p>
          </table:table-cell>
          <table:table-cell office:value-type="string" calcext:value-type="string">
            <text:p>http://www.samsungsem.com/kr/support/product-search/mlcc/CL10A226MPCNUBE.jsp</text:p>
          </table:table-cell>
          <table:table-cell office:value-type="string" calcext:value-type="string">
            <text:p>1276-3375-1-ND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COP" office:value="1.68" calcext:value-type="currency">
            <text:p>$1,68</text:p>
          </table:table-cell>
          <table:table-cell table:style-name="ce1" table:formula="of:=+[.G8]*[.F8]" office:value-type="currency" office:currency="COP" office:value="1.68" calcext:value-type="currency">
            <text:p>$1,68</text:p>
          </table:table-cell>
          <table:table-cell/>
        </table:table-row>
        <table:table-row table:style-name="ro1">
          <table:table-cell office:value-type="string" calcext:value-type="string">
            <text:p><text:s text:c="4"/>C25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__icsFiles/afieldfile/2018/07/24/CL10B104KB8NNNC.pdf</text:p>
          </table:table-cell>
          <table:table-cell office:value-type="string" calcext:value-type="string">
            <text:p>1276-1018-1-ND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COP" office:value="0.1" calcext:value-type="currency">
            <text:p>$0,10</text:p>
          </table:table-cell>
          <table:table-cell table:style-name="ce1" table:formula="of:=+[.G9]*[.F9]" office:value-type="currency" office:currency="COP" office:value="0.1" calcext:value-type="currency">
            <text:p>$0,10</text:p>
          </table:table-cell>
          <table:table-cell/>
        </table:table-row>
        <table:table-row table:style-name="ro1">
          <table:table-cell office:value-type="string" calcext:value-type="string">
            <text:p>&gt; <text:s/>C39, C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311-0.0JRCT-ND</text:p>
          </table:table-cell>
          <table:table-cell office:value-type="float" office:value="2" calcext:value-type="float">
            <text:p>2</text:p>
          </table:table-cell>
          <table:table-cell table:style-name="ce1" office:value-type="currency" office:currency="COP" office:value="0.1" calcext:value-type="currency">
            <text:p>$0,10</text:p>
          </table:table-cell>
          <table:table-cell table:style-name="ce1" table:formula="of:=+[.G10]*[.F10]" office:value-type="currency" office:currency="COP" office:value="0.2" calcext:value-type="currency">
            <text:p>$0,20</text:p>
          </table:table-cell>
          <table:table-cell/>
        </table:table-row>
        <table:table-row table:style-name="ro1">
          <table:table-cell office:value-type="string" calcext:value-type="string">
            <text:p>&gt; <text:s/>C43, C46</text:p>
          </table:table-cell>
          <table:table-cell office:value-type="string" calcext:value-type="string">
            <text:p>1.8p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CL10C1R8CB8NNNC.jsp</text:p>
          </table:table-cell>
          <table:table-cell office:value-type="string" calcext:value-type="string">
            <text:p>1276-2218-1-ND</text:p>
          </table:table-cell>
          <table:table-cell office:value-type="float" office:value="2" calcext:value-type="float">
            <text:p>2</text:p>
          </table:table-cell>
          <table:table-cell table:style-name="ce1" office:value-type="currency" office:currency="COP" office:value="0.1" calcext:value-type="currency">
            <text:p>$0,10</text:p>
          </table:table-cell>
          <table:table-cell table:style-name="ce1" table:formula="of:=+[.G11]*[.F11]" office:value-type="currency" office:currency="COP" office:value="0.2" calcext:value-type="currency">
            <text:p>$0,20</text:p>
          </table:table-cell>
          <table:table-cell/>
        </table:table-row>
        <table:table-row table:style-name="ro1">
          <table:table-cell office:value-type="string" calcext:value-type="string">
            <text:p><text:s text:c="4"/>C45</text:p>
          </table:table-cell>
          <table:table-cell office:value-type="string" calcext:value-type="string">
            <text:p>2.2n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CL10B222JB8NNNC.jsp</text:p>
          </table:table-cell>
          <table:table-cell office:value-type="string" calcext:value-type="string">
            <text:p><text:s/>1276-1987-1-ND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COP" office:value="0.1" calcext:value-type="currency">
            <text:p>$0,10</text:p>
          </table:table-cell>
          <table:table-cell table:style-name="ce1" table:formula="of:=+[.G12]*[.F12]" office:value-type="currency" office:currency="COP" office:value="0.1" calcext:value-type="currency">
            <text:p>$0,10</text:p>
          </table:table-cell>
          <table:table-cell/>
        </table:table-row>
        <table:table-row table:style-name="ro1">
          <table:table-cell office:value-type="string" calcext:value-type="string">
            <text:p><text:s text:c="4"/>C47</text:p>
          </table:table-cell>
          <table:table-cell office:value-type="string" calcext:value-type="string">
            <text:p>68pF</text:p>
          </table:table-cell>
          <table:table-cell office:value-type="string" calcext:value-type="string">
            <text:p>Capacitor_SMD:C_0603_1608Metric_Pad1.05x0.95mm_HandSolder</text:p>
          </table:table-cell>
          <table:table-cell/>
          <table:table-cell office:value-type="string" calcext:value-type="string">
            <text:p>1276-6538-1-ND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COP" office:value="0.1" calcext:value-type="currency">
            <text:p>$0,10</text:p>
          </table:table-cell>
          <table:table-cell table:style-name="ce1" table:formula="of:=+[.G13]*[.F13]" office:value-type="currency" office:currency="COP" office:value="0.1" calcext:value-type="currency">
            <text:p>$0,10</text:p>
          </table:table-cell>
          <table:table-cell/>
        </table:table-row>
        <table:table-row table:style-name="ro1">
          <table:table-cell office:value-type="string" calcext:value-type="string">
            <text:p><text:s text:c="4"/>C49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CL10C330JB8NNNC.jsp</text:p>
          </table:table-cell>
          <table:table-cell office:value-type="string" calcext:value-type="string">
            <text:p>1276-1070-1-ND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COP" office:value="0.1" calcext:value-type="currency">
            <text:p>$0,10</text:p>
          </table:table-cell>
          <table:table-cell table:style-name="ce1" table:formula="of:=+[.G14]*[.F14]" office:value-type="currency" office:currency="COP" office:value="0.1" calcext:value-type="currency">
            <text:p>$0,10</text:p>
          </table:table-cell>
          <table:table-cell/>
        </table:table-row>
        <table:table-row table:style-name="ro1">
          <table:table-cell office:value-type="string" calcext:value-type="string">
            <text:p><text:s text:c="4"/>C50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CL10C470JB8NNNC.jsp</text:p>
          </table:table-cell>
          <table:table-cell office:value-type="string" calcext:value-type="string">
            <text:p>1276-1037-1-ND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COP" office:value="0.1" calcext:value-type="currency">
            <text:p>$0,10</text:p>
          </table:table-cell>
          <table:table-cell table:style-name="ce1" table:formula="of:=+[.G15]*[.F15]" office:value-type="currency" office:currency="COP" office:value="0.1" calcext:value-type="currency">
            <text:p>$0,10</text:p>
          </table:table-cell>
          <table:table-cell/>
        </table:table-row>
        <table:table-row table:style-name="ro1">
          <table:table-cell office:value-type="string" calcext:value-type="string">
            <text:p>&gt; <text:s/>C56-C66, C71, C72, C77, C79, C109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www.samsungsem.com/kr/support/product-search/mlcc/CL10A475KQ8NNNC.jsp</text:p>
          </table:table-cell>
          <table:table-cell office:value-type="string" calcext:value-type="string">
            <text:p>1276-1045-1-ND </text:p>
          </table:table-cell>
          <table:table-cell office:value-type="float" office:value="16" calcext:value-type="float">
            <text:p>16</text:p>
          </table:table-cell>
          <table:table-cell table:style-name="ce1" office:value-type="currency" office:currency="COP" office:value="0.1" calcext:value-type="currency">
            <text:p>$0,10</text:p>
          </table:table-cell>
          <table:table-cell table:style-name="ce1" table:formula="of:=+[.G16]*[.F16]" office:value-type="currency" office:currency="COP" office:value="1.6" calcext:value-type="currency">
            <text:p>$1,60</text:p>
          </table:table-cell>
          <table:table-cell/>
        </table:table-row>
        <table:table-row table:style-name="ro1">
          <table:table-cell office:value-type="string" calcext:value-type="string">
            <text:p>&gt; <text:s/>C67-C70, C73-C76, C78, C80</text:p>
          </table:table-cell>
          <table:table-cell office:value-type="string" calcext:value-type="string">
            <text:p>0.47u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CL10B474KA8NFNC.jsp</text:p>
          </table:table-cell>
          <table:table-cell office:value-type="string" calcext:value-type="string">
            <text:p>1276-2082-1-ND</text:p>
          </table:table-cell>
          <table:table-cell office:value-type="float" office:value="10" calcext:value-type="float">
            <text:p>10</text:p>
          </table:table-cell>
          <table:table-cell table:style-name="ce1" office:value-type="currency" office:currency="COP" office:value="0.1" calcext:value-type="currency">
            <text:p>$0,10</text:p>
          </table:table-cell>
          <table:table-cell table:style-name="ce1" table:formula="of:=+[.G17]*[.F17]" office:value-type="currency" office:currency="COP" office:value="1" calcext:value-type="currency">
            <text:p>$1,00</text:p>
          </table:table-cell>
          <table:table-cell/>
        </table:table-row>
        <table:table-row table:style-name="ro1">
          <table:table-cell office:value-type="string" calcext:value-type="string">
            <text:p>&gt; <text:s/>C91, C100</text:p>
          </table:table-cell>
          <table:table-cell office:value-type="string" calcext:value-type="string">
            <text:p>6p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www.samsungsem.com/kr/support/product-search/mlcc/CL10C060CB8NNNC.jsp</text:p>
          </table:table-cell>
          <table:table-cell office:value-type="string" calcext:value-type="string">
            <text:p>1276-2133-1-ND</text:p>
          </table:table-cell>
          <table:table-cell office:value-type="float" office:value="2" calcext:value-type="float">
            <text:p>2</text:p>
          </table:table-cell>
          <table:table-cell table:style-name="ce1" office:value-type="currency" office:currency="COP" office:value="0.1" calcext:value-type="currency">
            <text:p>$0,10</text:p>
          </table:table-cell>
          <table:table-cell table:style-name="ce1" table:formula="of:=+[.G18]*[.F18]" office:value-type="currency" office:currency="COP" office:value="0.2" calcext:value-type="currency">
            <text:p>$0,20</text:p>
          </table:table-cell>
          <table:table-cell/>
        </table:table-row>
        <table:table-row table:style-name="ro1">
          <table:table-cell office:value-type="string" calcext:value-type="string">
            <text:p>&gt; <text:s/>C92, C101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__icsFiles/afieldfile/2016/12/01/Data%20sheet_CL10C100JB8NNNC.pdf</text:p>
          </table:table-cell>
          <table:table-cell office:value-type="string" calcext:value-type="string">
            <text:p>1276-1027-1-ND</text:p>
          </table:table-cell>
          <table:table-cell office:value-type="float" office:value="2" calcext:value-type="float">
            <text:p>2</text:p>
          </table:table-cell>
          <table:table-cell table:style-name="ce1" office:value-type="currency" office:currency="COP" office:value="0.1" calcext:value-type="currency">
            <text:p>$0,10</text:p>
          </table:table-cell>
          <table:table-cell table:style-name="ce1" table:formula="of:=+[.G19]*[.F19]" office:value-type="currency" office:currency="COP" office:value="0.2" calcext:value-type="currency">
            <text:p>$0,20</text:p>
          </table:table-cell>
          <table:table-cell/>
        </table:table-row>
        <table:table-row table:style-name="ro1">
          <table:table-cell office:value-type="string" calcext:value-type="string">
            <text:p>&gt; <text:s/>C90, C94, C103, C104, C12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__icsFiles/afieldfile/2019/05/10/19-CL10A105KP8NNNC.pdf</text:p>
          </table:table-cell>
          <table:table-cell office:value-type="string" calcext:value-type="string">
            <text:p>1276-1182-1-ND</text:p>
          </table:table-cell>
          <table:table-cell office:value-type="float" office:value="5" calcext:value-type="float">
            <text:p>5</text:p>
          </table:table-cell>
          <table:table-cell table:style-name="ce1" office:value-type="currency" office:currency="COP" office:value="0.1" calcext:value-type="currency">
            <text:p>$0,10</text:p>
          </table:table-cell>
          <table:table-cell table:style-name="ce1" table:formula="of:=+[.G20]*[.F20]" office:value-type="currency" office:currency="COP" office:value="0.5" calcext:value-type="currency">
            <text:p>$0,50</text:p>
          </table:table-cell>
          <table:table-cell/>
        </table:table-row>
        <table:table-row table:style-name="ro1">
          <table:table-cell office:value-type="string" calcext:value-type="string">
            <text:p>&gt; <text:s/>C113-C115, C119-C121, C124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://www.samsungsem.com/kr/support/product-search/mlcc/CL10A226MPCNUBE.jsp</text:p>
          </table:table-cell>
          <table:table-cell office:value-type="string" calcext:value-type="string">
            <text:p>1276-6504-1-ND</text:p>
          </table:table-cell>
          <table:table-cell office:value-type="float" office:value="7" calcext:value-type="float">
            <text:p>7</text:p>
          </table:table-cell>
          <table:table-cell table:style-name="ce1" office:value-type="currency" office:currency="COP" office:value="0.34" calcext:value-type="currency">
            <text:p>$0,34</text:p>
          </table:table-cell>
          <table:table-cell table:style-name="ce1" table:formula="of:=+[.G21]*[.F21]" office:value-type="currency" office:currency="COP" office:value="2.38" calcext:value-type="currency">
            <text:p>$2,38</text:p>
          </table:table-cell>
          <table:table-cell/>
        </table:table-row>
        <table:table-row table:style-name="ro1">
          <table:table-cell office:value-type="string" calcext:value-type="string">
            <text:p>&gt; <text:s/>CA1-CA3</text:p>
          </table:table-cell>
          <table:table-cell office:value-type="string" calcext:value-type="string">
            <text:p>330n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__icsFiles/afieldfile/2018/07/24/CL10B334KO8NNNC.pdf</text:p>
          </table:table-cell>
          <table:table-cell office:value-type="string" calcext:value-type="string">
            <text:p>1276-2048-1-ND </text:p>
          </table:table-cell>
          <table:table-cell office:value-type="float" office:value="3" calcext:value-type="float">
            <text:p>3</text:p>
          </table:table-cell>
          <table:table-cell table:style-name="ce1" office:value-type="currency" office:currency="COP" office:value="0.13" calcext:value-type="currency">
            <text:p>$0,13</text:p>
          </table:table-cell>
          <table:table-cell table:style-name="ce1" table:formula="of:=+[.G22]*[.F22]" office:value-type="currency" office:currency="COP" office:value="0.39" calcext:value-type="currency">
            <text:p>$0,39</text:p>
          </table:table-cell>
          <table:table-cell/>
        </table:table-row>
        <table:table-row table:style-name="ro1">
          <table:table-cell office:value-type="string" calcext:value-type="string">
            <text:p>&gt; <text:s/>D1, D8, D9</text:p>
          </table:table-cell>
          <table:table-cell office:value-type="string" calcext:value-type="string">
            <text:p>LED_GREEN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http://optoelectronics.liteon.com/upload/download/DS22-2000-075/LTST-S220KGKT.pdf</text:p>
          </table:table-cell>
          <table:table-cell office:value-type="string" calcext:value-type="string">
            <text:p>160-1468-1-ND</text:p>
          </table:table-cell>
          <table:table-cell office:value-type="float" office:value="3" calcext:value-type="float">
            <text:p>3</text:p>
          </table:table-cell>
          <table:table-cell table:style-name="ce1" office:value-type="currency" office:currency="COP" office:value="0.29" calcext:value-type="currency">
            <text:p>$0,29</text:p>
          </table:table-cell>
          <table:table-cell table:style-name="ce1" table:formula="of:=+[.G23]*[.F23]" office:value-type="currency" office:currency="COP" office:value="0.87" calcext:value-type="currency">
            <text:p>$0,87</text:p>
          </table:table-cell>
          <table:table-cell/>
        </table:table-row>
        <table:table-row table:style-name="ro1">
          <table:table-cell office:value-type="string" calcext:value-type="string">
            <text:p>&gt; <text:s/>D2-D6, D12</text:p>
          </table:table-cell>
          <table:table-cell office:value-type="string" calcext:value-type="string">
            <text:p>LED_BLUE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http://optoelectronics.liteon.com/upload/download/DS22-2000-239/LTST-S220TBKT.pdf</text:p>
          </table:table-cell>
          <table:table-cell office:value-type="string" calcext:value-type="string">
            <text:p>160-2032-1-ND</text:p>
          </table:table-cell>
          <table:table-cell office:value-type="float" office:value="6" calcext:value-type="float">
            <text:p>6</text:p>
          </table:table-cell>
          <table:table-cell table:style-name="ce1" office:value-type="currency" office:currency="COP" office:value="0.5" calcext:value-type="currency">
            <text:p>$0,50</text:p>
          </table:table-cell>
          <table:table-cell table:style-name="ce1" table:formula="of:=+[.G24]*[.F24]" office:value-type="currency" office:currency="COP" office:value="3" calcext:value-type="currency">
            <text:p>$3,00</text:p>
          </table:table-cell>
          <table:table-cell/>
        </table:table-row>
        <table:table-row table:style-name="ro1">
          <table:table-cell office:value-type="string" calcext:value-type="string">
            <text:p><text:s text:c="4"/>D7</text:p>
          </table:table-cell>
          <table:table-cell office:value-type="string" calcext:value-type="string">
            <text:p>LED_RE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optoelectronics.liteon.com/upload/download/DS22-2000-137/LTST-S220KRKT.pdf</text:p>
          </table:table-cell>
          <table:table-cell office:value-type="string" calcext:value-type="string">
            <text:p>160-1469-1-ND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COP" office:value="0.31" calcext:value-type="currency">
            <text:p>$0,31</text:p>
          </table:table-cell>
          <table:table-cell table:style-name="ce1" table:formula="of:=+[.G25]*[.F25]" office:value-type="currency" office:currency="COP" office:value="0.31" calcext:value-type="currency">
            <text:p>$0,31</text:p>
          </table:table-cell>
          <table:table-cell/>
        </table:table-row>
        <table:table-row table:style-name="ro1">
          <table:table-cell office:value-type="string" calcext:value-type="string">
            <text:p><text:s text:c="4"/>D10</text:p>
          </table:table-cell>
          <table:table-cell office:value-type="string" calcext:value-type="string">
            <text:p>D_Zener-5.1V-1W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://www.onsemi.com/pub/Collateral/MMSZ5221BT1-D.PDF</text:p>
          </table:table-cell>
          <table:table-cell office:value-type="string" calcext:value-type="string">
            <text:p>MMSZ5231BT1GOSCT-ND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COP" office:value="0.23" calcext:value-type="currency">
            <text:p>$0,23</text:p>
          </table:table-cell>
          <table:table-cell table:style-name="ce1" table:formula="of:=+[.G26]*[.F26]" office:value-type="currency" office:currency="COP" office:value="0.23" calcext:value-type="currency">
            <text:p>$0,23</text:p>
          </table:table-cell>
          <table:table-cell/>
        </table:table-row>
        <table:table-row table:style-name="ro1">
          <table:table-cell office:value-type="string" calcext:value-type="string">
            <text:p><text:s text:c="4"/>D11</text:p>
          </table:table-cell>
          <table:table-cell office:value-type="string" calcext:value-type="string">
            <text:p>SP0502BAHT</text:p>
          </table:table-cell>
          <table:table-cell office:value-type="string" calcext:value-type="string">
            <text:p>Package_TO_SOT_SMD:SOT-23_Handsoldering</text:p>
          </table:table-cell>
          <table:table-cell office:value-type="string" calcext:value-type="string">
            <text:p>https://www.littelfuse.com/~/media/files/littelfuse/technical%20resources/documents/data%20sheets/sp05xxba.pdf</text:p>
          </table:table-cell>
          <table:table-cell office:value-type="string" calcext:value-type="string">
            <text:p>F2714CT-ND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COP" office:value="0.73" calcext:value-type="currency">
            <text:p>$0,73</text:p>
          </table:table-cell>
          <table:table-cell table:style-name="ce1" table:formula="of:=+[.G27]*[.F27]" office:value-type="currency" office:currency="COP" office:value="0.73" calcext:value-type="currency">
            <text:p>$0,73</text:p>
          </table:table-cell>
          <table:table-cell/>
        </table:table-row>
        <table:table-row table:style-name="ro1">
          <table:table-cell office:value-type="string" calcext:value-type="string">
            <text:p><text:s text:c="4"/>FB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Inductor_SMD:L_0805_2012Metric_Pad1.15x1.40mm_HandSolder</text:p>
          </table:table-cell>
          <table:table-cell office:value-type="string" calcext:value-type="string">
            <text:p>https://www.murata.com/en-us/products/en-us/products/productdata/8796738977822/ENFA0005.pdf</text:p>
          </table:table-cell>
          <table:table-cell office:value-type="string" calcext:value-type="string">
            <text:p>490-1054-1-ND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COP" office:value="0.1" calcext:value-type="currency">
            <text:p>$0,10</text:p>
          </table:table-cell>
          <table:table-cell table:style-name="ce1" table:formula="of:=+[.G28]*[.F28]" office:value-type="currency" office:currency="COP" office:value="0.1" calcext:value-type="currency">
            <text:p>$0,10</text:p>
          </table:table-cell>
          <table:table-cell/>
        </table:table-row>
        <table:table-row table:style-name="ro1">
          <table:table-cell office:value-type="string" calcext:value-type="string">
            <text:p><text:s text:c="4"/>FB2</text:p>
          </table:table-cell>
          <table:table-cell office:value-type="string" calcext:value-type="string">
            <text:p>SRF2012-900YA</text:p>
          </table:table-cell>
          <table:table-cell office:value-type="string" calcext:value-type="string">
            <text:p>lib:SRF2012-900YA</text:p>
          </table:table-cell>
          <table:table-cell office:value-type="string" calcext:value-type="string">
            <text:p>https://www.bourns.com/docs/Product-Datasheets/SRF2012A.pdf</text:p>
          </table:table-cell>
          <table:table-cell office:value-type="string" calcext:value-type="string">
            <text:p>SRF2012-900YACT-ND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COP" office:value="0.36" calcext:value-type="currency">
            <text:p>$0,36</text:p>
          </table:table-cell>
          <table:table-cell table:style-name="ce1" table:formula="of:=+[.G29]*[.F29]" office:value-type="currency" office:currency="COP" office:value="0.36" calcext:value-type="currency">
            <text:p>$0,36</text:p>
          </table:table-cell>
          <table:table-cell/>
        </table:table-row>
        <table:table-row table:style-name="ro1">
          <table:table-cell office:value-type="string" calcext:value-type="string">
            <text:p><text:s text:c="4"/>J1</text:p>
          </table:table-cell>
          <table:table-cell office:value-type="string" calcext:value-type="string">
            <text:p>Conn_02x09_Odd_Even</text:p>
          </table:table-cell>
          <table:table-cell office:value-type="string" calcext:value-type="string">
            <text:p>Connector_PinHeader_2.54mm:PinHeader_2x09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609-6336-ND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COP" office:value="0.89" calcext:value-type="currency">
            <text:p>$0,89</text:p>
          </table:table-cell>
          <table:table-cell table:style-name="ce1" table:formula="of:=+[.G30]*[.F30]" office:value-type="currency" office:currency="COP" office:value="0.89" calcext:value-type="currency">
            <text:p>$0,89</text:p>
          </table:table-cell>
          <table:table-cell/>
        </table:table-row>
        <table:table-row table:style-name="ro1">
          <table:table-cell office:value-type="string" calcext:value-type="string">
            <text:p><text:s text:c="4"/>J2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Connector_PinHeader_2.54mm:PinHeader_2x08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609-6336-ND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COP" office:value="0.89" calcext:value-type="currency">
            <text:p>$0,89</text:p>
          </table:table-cell>
          <table:table-cell table:style-name="ce1" table:formula="of:=+[.G31]*[.F31]" office:value-type="currency" office:currency="COP" office:value="0.89" calcext:value-type="currency">
            <text:p>$0,89</text:p>
          </table:table-cell>
          <table:table-cell/>
        </table:table-row>
        <table:table-row table:style-name="ro1">
          <table:table-cell office:value-type="string" calcext:value-type="string">
            <text:p><text:s text:c="4"/>J3</text:p>
          </table:table-cell>
          <table:table-cell office:value-type="string" calcext:value-type="string">
            <text:p>Conn_02x10_Top_Bottom</text:p>
          </table:table-cell>
          <table:table-cell office:value-type="string" calcext:value-type="string">
            <text:p>Connector_PinHeader_2.54mm:PinHeader_2x10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609-3221-ND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COP" office:value="0.72" calcext:value-type="currency">
            <text:p>$0,72</text:p>
          </table:table-cell>
          <table:table-cell table:style-name="ce1" table:formula="of:=+[.G32]*[.F32]" office:value-type="currency" office:currency="COP" office:value="0.72" calcext:value-type="currency">
            <text:p>$0,72</text:p>
          </table:table-cell>
          <table:table-cell/>
        </table:table-row>
        <table:table-row table:style-name="ro1">
          <table:table-cell office:value-type="string" calcext:value-type="string">
            <text:p><text:s text:c="4"/>J4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lib:USB_Micro_B_Female_10118194-0001LF</text:p>
          </table:table-cell>
          <table:table-cell office:value-type="string" calcext:value-type="string">
            <text:p>https://cdn.amphenol-icc.com/media/wysiwyg/files/documentation/datasheet/inputoutput/io_usb_micro.pdf</text:p>
          </table:table-cell>
          <table:table-cell office:value-type="string" calcext:value-type="string">
            <text:p>609-4618-1-ND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COP" office:value="0.42" calcext:value-type="currency">
            <text:p>$0,42</text:p>
          </table:table-cell>
          <table:table-cell table:style-name="ce1" table:formula="of:=+[.G33]*[.F33]" office:value-type="currency" office:currency="COP" office:value="0.42" calcext:value-type="currency">
            <text:p>$0,42</text:p>
          </table:table-cell>
          <table:table-cell/>
        </table:table-row>
        <table:table-row table:style-name="ro1">
          <table:table-cell office:value-type="string" calcext:value-type="string">
            <text:p><text:s text:c="4"/>J5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lib:USB_A_Female_UE27AC54100</text:p>
          </table:table-cell>
          <table:table-cell office:value-type="string" calcext:value-type="string">
            <text:p>https://www.amphenolcanada.com/ProductSearch/drawings/AC/UE27ACX4X0X.pdf</text:p>
          </table:table-cell>
          <table:table-cell office:value-type="string" calcext:value-type="string">
            <text:p>UE27AC54100-ND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COP" office:value="0.6" calcext:value-type="currency">
            <text:p>$0,60</text:p>
          </table:table-cell>
          <table:table-cell table:style-name="ce1" table:formula="of:=+[.G34]*[.F34]" office:value-type="currency" office:currency="COP" office:value="0.6" calcext:value-type="currency">
            <text:p>$0,60</text:p>
          </table:table-cell>
          <table:table-cell/>
        </table:table-row>
        <table:table-row table:style-name="ro1">
          <table:table-cell office:value-type="string" calcext:value-type="string">
            <text:p><text:s text:c="4"/>J6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609-3219-ND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COP" office:value="0.44" calcext:value-type="currency">
            <text:p>$0,44</text:p>
          </table:table-cell>
          <table:table-cell table:style-name="ce1" table:formula="of:=+[.G35]*[.F35]" office:value-type="currency" office:currency="COP" office:value="0.44" calcext:value-type="currency">
            <text:p>$0,44</text:p>
          </table:table-cell>
          <table:table-cell/>
        </table:table-row>
        <table:table-row table:style-name="ro1">
          <table:table-cell office:value-type="string" calcext:value-type="string">
            <text:p><text:s text:c="4"/>J7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732-5316-ND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COP" office:value="0.13" calcext:value-type="currency">
            <text:p>$0,13</text:p>
          </table:table-cell>
          <table:table-cell table:style-name="ce1" table:formula="of:=+[.G36]*[.F36]" office:value-type="currency" office:currency="COP" office:value="0.13" calcext:value-type="currency">
            <text:p>$0,13</text:p>
          </table:table-cell>
          <table:table-cell/>
        </table:table-row>
        <table:table-row table:style-name="ro1">
          <table:table-cell office:value-type="string" calcext:value-type="string">
            <text:p>&gt; <text:s/>L1, L2</text:p>
          </table:table-cell>
          <table:table-cell office:value-type="string" calcext:value-type="string">
            <text:p>bead, 600R, 350 mA</text:p>
          </table:table-cell>
          <table:table-cell office:value-type="string" calcext:value-type="string">
            <text:p>Inductor_SMD:L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587-1897-1-ND</text:p>
          </table:table-cell>
          <table:table-cell office:value-type="float" office:value="2" calcext:value-type="float">
            <text:p>2</text:p>
          </table:table-cell>
          <table:table-cell table:style-name="ce1" office:value-type="currency" office:currency="COP" office:value="0.1" calcext:value-type="currency">
            <text:p>$0,10</text:p>
          </table:table-cell>
          <table:table-cell table:style-name="ce1" table:formula="of:=+[.G37]*[.F37]" office:value-type="currency" office:currency="COP" office:value="0.2" calcext:value-type="currency">
            <text:p>$0,20</text:p>
          </table:table-cell>
          <table:table-cell/>
        </table:table-row>
        <table:table-row table:style-name="ro1">
          <table:table-cell office:value-type="string" calcext:value-type="string">
            <text:p><text:s text:c="4"/>L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0603_1608Metric_Pad1.05x0.95mm_HandSolder</text:p>
          </table:table-cell>
          <table:table-cell office:value-type="string" calcext:value-type="string">
            <text:p>https://katalog.we-online.de/pbs/datasheet/742792651.pdf</text:p>
          </table:table-cell>
          <table:table-cell office:value-type="string" calcext:value-type="string">
            <text:p>732-1593-1-ND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COP" office:value="0.17" calcext:value-type="currency">
            <text:p>$0,17</text:p>
          </table:table-cell>
          <table:table-cell table:style-name="ce1" table:formula="of:=+[.G38]*[.F38]" office:value-type="currency" office:currency="COP" office:value="0.17" calcext:value-type="currency">
            <text:p>$0,17</text:p>
          </table:table-cell>
          <table:table-cell/>
        </table:table-row>
        <table:table-row table:style-name="ro1">
          <table:table-cell office:value-type="string" calcext:value-type="string">
            <text:p>&gt; <text:s/>P1, P2</text:p>
          </table:table-cell>
          <table:table-cell office:value-type="string" calcext:value-type="string">
            <text:p>GSG-RF-CONN</text:p>
          </table:table-cell>
          <table:table-cell office:value-type="string" calcext:value-type="string">
            <text:p>lib:TAOGLAS_EMPCB.SMAFSTJ.B.HT</text:p>
          </table:table-cell>
          <table:table-cell office:value-type="string" calcext:value-type="string">
            <text:p>https://media.digikey.com/pdf/Data%20Sheets/RF%20Solutions%20PDFs/CON-SMA-EDGE.pdf</text:p>
          </table:table-cell>
          <table:table-cell office:value-type="string" calcext:value-type="string">
            <text:p>CON-SMA-EDGE-S-ND</text:p>
          </table:table-cell>
          <table:table-cell office:value-type="float" office:value="2" calcext:value-type="float">
            <text:p>2</text:p>
          </table:table-cell>
          <table:table-cell table:style-name="ce1" office:value-type="currency" office:currency="COP" office:value="1.74" calcext:value-type="currency">
            <text:p>$1,74</text:p>
          </table:table-cell>
          <table:table-cell table:style-name="ce1" table:formula="of:=+[.G39]*[.F39]" office:value-type="currency" office:currency="COP" office:value="3.48" calcext:value-type="currency">
            <text:p>$3,48</text:p>
          </table:table-cell>
          <table:table-cell/>
        </table:table-row>
        <table:table-row table:style-name="ro1">
          <table:table-cell office:value-type="string" calcext:value-type="string">
            <text:p><text:s text:c="4"/>Q1</text:p>
          </table:table-cell>
          <table:table-cell office:value-type="string" calcext:value-type="string">
            <text:p>MOSFET_P</text:p>
          </table:table-cell>
          <table:table-cell office:value-type="string" calcext:value-type="string">
            <text:p>lib:SOT103P240X110-3N</text:p>
          </table:table-cell>
          <table:table-cell office:value-type="string" calcext:value-type="string">
            <text:p>https://www.diodes.com/assets/Datasheets/ds31737.pdf</text:p>
          </table:table-cell>
          <table:table-cell office:value-type="string" calcext:value-type="string">
            <text:p>DMP2305UDICT-ND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COP" office:value="0.51" calcext:value-type="currency">
            <text:p>$0,51</text:p>
          </table:table-cell>
          <table:table-cell table:style-name="ce1" table:formula="of:=+[.G40]*[.F40]" office:value-type="currency" office:currency="COP" office:value="0.51" calcext:value-type="currency">
            <text:p>$0,51</text:p>
          </table:table-cell>
          <table:table-cell/>
        </table:table-row>
        <table:table-row table:style-name="ro1">
          <table:table-cell office:value-type="string" calcext:value-type="string">
            <text:p>&gt; <text:s/>R1, R49, R50, R54, R6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311-10KGRCT-ND</text:p>
          </table:table-cell>
          <table:table-cell office:value-type="float" office:value="5" calcext:value-type="float">
            <text:p>5</text:p>
          </table:table-cell>
          <table:table-cell table:style-name="ce1" office:value-type="currency" office:currency="COP" office:value="0.1" calcext:value-type="currency">
            <text:p>$0,10</text:p>
          </table:table-cell>
          <table:table-cell table:style-name="ce1" table:formula="of:=+[.G41]*[.F41]" office:value-type="currency" office:currency="COP" office:value="0.5" calcext:value-type="currency">
            <text:p>$0,50</text:p>
          </table:table-cell>
          <table:table-cell/>
        </table:table-row>
        <table:table-row table:style-name="ro1">
          <table:table-cell office:value-type="string" calcext:value-type="string">
            <text:p>&gt; <text:s/>R2, R31, R32, R51, R52, R56, R57, R60, R61, R6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311-470GRCT-ND</text:p>
          </table:table-cell>
          <table:table-cell office:value-type="float" office:value="10" calcext:value-type="float">
            <text:p>10</text:p>
          </table:table-cell>
          <table:table-cell table:style-name="ce1" office:value-type="currency" office:currency="COP" office:value="0.1" calcext:value-type="currency">
            <text:p>$0,10</text:p>
          </table:table-cell>
          <table:table-cell table:style-name="ce1" table:formula="of:=+[.G42]*[.F42]" office:value-type="currency" office:currency="COP" office:value="1" calcext:value-type="currency">
            <text:p>$1,00</text:p>
          </table:table-cell>
          <table:table-cell/>
        </table:table-row>
        <table:table-row table:style-name="ro1">
          <table:table-cell office:value-type="string" calcext:value-type="string">
            <text:p>&gt; <text:s/>R4, R5, R7, R59</text:p>
          </table:table-cell>
          <table:table-cell office:value-type="string" calcext:value-type="string">
            <text:p>1.8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311-1.8KGRCT-ND</text:p>
          </table:table-cell>
          <table:table-cell office:value-type="float" office:value="4" calcext:value-type="float">
            <text:p>4</text:p>
          </table:table-cell>
          <table:table-cell table:style-name="ce1" office:value-type="currency" office:currency="COP" office:value="0.1" calcext:value-type="currency">
            <text:p>$0,10</text:p>
          </table:table-cell>
          <table:table-cell table:style-name="ce1" table:formula="of:=+[.G43]*[.F43]" office:value-type="currency" office:currency="COP" office:value="0.4" calcext:value-type="currency">
            <text:p>$0,40</text:p>
          </table:table-cell>
          <table:table-cell/>
        </table:table-row>
        <table:table-row table:style-name="ro1">
          <table:table-cell office:value-type="string" calcext:value-type="string">
            <text:p><text:s text:c="4"/>R6</text:p>
          </table:table-cell>
          <table:table-cell office:value-type="string" calcext:value-type="string">
            <text:p>1.2k</text:p>
          </table:table-cell>
          <table:table-cell office:value-type="string" calcext:value-type="string">
            <text:p>Resistor_SMD:R_0603_1608Metric_Pad1.05x0.95mm_HandSolder</text:p>
          </table:table-cell>
          <table:table-cell/>
          <table:table-cell office:value-type="string" calcext:value-type="string">
            <text:p>311-1.20KHRCT-ND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COP" office:value="0.1" calcext:value-type="currency">
            <text:p>$0,10</text:p>
          </table:table-cell>
          <table:table-cell table:style-name="ce1" table:formula="of:=+[.G44]*[.F44]" office:value-type="currency" office:currency="COP" office:value="0.1" calcext:value-type="currency">
            <text:p>$0,10</text:p>
          </table:table-cell>
          <table:table-cell/>
        </table:table-row>
        <table:table-row table:style-name="ro1">
          <table:table-cell office:value-type="string" calcext:value-type="string">
            <text:p><text:s text:c="4"/>R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esistor_SMD:R_0603_1608Metric_Pad1.05x0.95mm_HandSolder</text:p>
          </table:table-cell>
          <table:table-cell/>
          <table:table-cell office:value-type="string" calcext:value-type="string">
            <text:p>311-750HRCT-ND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COP" office:value="0.1" calcext:value-type="currency">
            <text:p>$0,10</text:p>
          </table:table-cell>
          <table:table-cell table:style-name="ce1" table:formula="of:=+[.G45]*[.F45]" office:value-type="currency" office:currency="COP" office:value="0.1" calcext:value-type="currency">
            <text:p>$0,10</text:p>
          </table:table-cell>
          <table:table-cell/>
        </table:table-row>
        <table:table-row table:style-name="ro1">
          <table:table-cell office:value-type="string" calcext:value-type="string">
            <text:p>&gt; <text:s/>R9-R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RMCF0603ZT0R00CT-ND</text:p>
          </table:table-cell>
          <table:table-cell office:value-type="float" office:value="4" calcext:value-type="float">
            <text:p>4</text:p>
          </table:table-cell>
          <table:table-cell table:style-name="ce1" office:value-type="currency" office:currency="COP" office:value="0.1" calcext:value-type="currency">
            <text:p>$0,10</text:p>
          </table:table-cell>
          <table:table-cell table:style-name="ce1" table:formula="of:=+[.G46]*[.F46]" office:value-type="currency" office:currency="COP" office:value="0.4" calcext:value-type="currency">
            <text:p>$0,40</text:p>
          </table:table-cell>
          <table:table-cell/>
        </table:table-row>
        <table:table-row table:style-name="ro1">
          <table:table-cell office:value-type="string" calcext:value-type="string">
            <text:p>&gt; <text:s/>R13-R16, R5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311-4.70KHRCT-ND</text:p>
          </table:table-cell>
          <table:table-cell office:value-type="float" office:value="5" calcext:value-type="float">
            <text:p>5</text:p>
          </table:table-cell>
          <table:table-cell table:style-name="ce1" office:value-type="currency" office:currency="COP" office:value="0.1" calcext:value-type="currency">
            <text:p>$0,10</text:p>
          </table:table-cell>
          <table:table-cell table:style-name="ce1" table:formula="of:=+[.G47]*[.F47]" office:value-type="currency" office:currency="COP" office:value="0.5" calcext:value-type="currency">
            <text:p>$0,50</text:p>
          </table:table-cell>
          <table:table-cell/>
        </table:table-row>
        <table:table-row table:style-name="ro1">
          <table:table-cell office:value-type="string" calcext:value-type="string">
            <text:p>&gt; <text:s/>R3, R17-R20, R5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311-1.00KHRCT-ND</text:p>
          </table:table-cell>
          <table:table-cell office:value-type="float" office:value="6" calcext:value-type="float">
            <text:p>6</text:p>
          </table:table-cell>
          <table:table-cell table:style-name="ce1" office:value-type="currency" office:currency="COP" office:value="0.1" calcext:value-type="currency">
            <text:p>$0,10</text:p>
          </table:table-cell>
          <table:table-cell table:style-name="ce1" table:formula="of:=+[.G48]*[.F48]" office:value-type="currency" office:currency="COP" office:value="0.6" calcext:value-type="currency">
            <text:p>$0,60</text:p>
          </table:table-cell>
          <table:table-cell/>
        </table:table-row>
        <table:table-row table:style-name="ro1">
          <table:table-cell office:value-type="string" calcext:value-type="string">
            <text:p>&gt; <text:s/>R21-R2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311-39.0HRCT-ND</text:p>
          </table:table-cell>
          <table:table-cell office:value-type="float" office:value="3" calcext:value-type="float">
            <text:p>3</text:p>
          </table:table-cell>
          <table:table-cell table:style-name="ce1" office:value-type="currency" office:currency="COP" office:value="0.1" calcext:value-type="currency">
            <text:p>$0,10</text:p>
          </table:table-cell>
          <table:table-cell table:style-name="ce1" table:formula="of:=+[.G49]*[.F49]" office:value-type="currency" office:currency="COP" office:value="0.3" calcext:value-type="currency">
            <text:p>$0,30</text:p>
          </table:table-cell>
          <table:table-cell/>
        </table:table-row>
        <table:table-row table:style-name="ro1">
          <table:table-cell office:value-type="string" calcext:value-type="string">
            <text:p>&gt; <text:s/>R24-R30, R33-R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311-200GRCT-ND</text:p>
          </table:table-cell>
          <table:table-cell office:value-type="float" office:value="23" calcext:value-type="float">
            <text:p>23</text:p>
          </table:table-cell>
          <table:table-cell table:style-name="ce1" office:value-type="currency" office:currency="COP" office:value="0.1" calcext:value-type="currency">
            <text:p>$0,10</text:p>
          </table:table-cell>
          <table:table-cell table:style-name="ce1" table:formula="of:=+[.G50]*[.F50]" office:value-type="currency" office:currency="COP" office:value="2.3" calcext:value-type="currency">
            <text:p>$2,30</text:p>
          </table:table-cell>
          <table:table-cell/>
        </table:table-row>
        <table:table-row table:style-name="ro1">
          <table:table-cell office:value-type="string" calcext:value-type="string">
            <text:p><text:s text:c="4"/>R5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311-100HRCT-ND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COP" office:value="0.1" calcext:value-type="currency">
            <text:p>$0,10</text:p>
          </table:table-cell>
          <table:table-cell table:style-name="ce1" table:formula="of:=+[.G51]*[.F51]" office:value-type="currency" office:currency="COP" office:value="0.1" calcext:value-type="currency">
            <text:p>$0,10</text:p>
          </table:table-cell>
          <table:table-cell/>
        </table:table-row>
        <table:table-row table:style-name="ro1">
          <table:table-cell office:value-type="string" calcext:value-type="string">
            <text:p>&gt; <text:s/>R64, R65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311-1.5KGRCT-ND</text:p>
          </table:table-cell>
          <table:table-cell office:value-type="float" office:value="2" calcext:value-type="float">
            <text:p>2</text:p>
          </table:table-cell>
          <table:table-cell table:style-name="ce1" office:value-type="currency" office:currency="COP" office:value="0.1" calcext:value-type="currency">
            <text:p>$0,10</text:p>
          </table:table-cell>
          <table:table-cell table:style-name="ce1" table:formula="of:=+[.G52]*[.F52]" office:value-type="currency" office:currency="COP" office:value="0.2" calcext:value-type="currency">
            <text:p>$0,20</text:p>
          </table:table-cell>
          <table:table-cell/>
        </table:table-row>
        <table:table-row table:style-name="ro1">
          <table:table-cell office:value-type="string" calcext:value-type="string">
            <text:p>&gt; <text:s/>S1, S2</text:p>
          </table:table-cell>
          <table:table-cell office:value-type="string" calcext:value-type="string">
            <text:p>FSM1LPTR</text:p>
          </table:table-cell>
          <table:table-cell office:value-type="string" calcext:value-type="string">
            <text:p>lib:FSM1LPTR</text:p>
          </table:table-cell>
          <table:table-cell office:value-type="string" calcext:value-type="string">
            <text:p>https://www.te.com/commerce/DocumentDelivery/DDEController?Action=srchrtrv&amp;DocNm=1-1437565-8&amp;DocType=Customer+Drawing&amp;DocLang=English</text:p>
          </table:table-cell>
          <table:table-cell office:value-type="string" calcext:value-type="string">
            <text:p>450-1756-1-ND</text:p>
          </table:table-cell>
          <table:table-cell office:value-type="float" office:value="2" calcext:value-type="float">
            <text:p>2</text:p>
          </table:table-cell>
          <table:table-cell table:style-name="ce1" office:value-type="currency" office:currency="COP" office:value="0.48" calcext:value-type="currency">
            <text:p>$0,48</text:p>
          </table:table-cell>
          <table:table-cell table:style-name="ce1" table:formula="of:=+[.G53]*[.F53]" office:value-type="currency" office:currency="COP" office:value="0.96" calcext:value-type="currency">
            <text:p>$0,96</text:p>
          </table:table-cell>
          <table:table-cell/>
        </table:table-row>
        <table:table-row table:style-name="ro1">
          <table:table-cell office:value-type="string" calcext:value-type="string">
            <text:p>&gt; <text:s/>S3-S5</text:p>
          </table:table-cell>
          <table:table-cell office:value-type="string" calcext:value-type="string">
            <text:p>TL1014BF160QG</text:p>
          </table:table-cell>
          <table:table-cell office:value-type="string" calcext:value-type="string">
            <text:p>lib:TL1014BF160QG</text:p>
          </table:table-cell>
          <table:table-cell office:value-type="string" calcext:value-type="string">
            <text:p>https://www.e-switch.com/system/asset/product_line/data_sheet/141/TL1014.pdf</text:p>
          </table:table-cell>
          <table:table-cell office:value-type="string" calcext:value-type="string">
            <text:p>EG5042CT-ND</text:p>
          </table:table-cell>
          <table:table-cell office:value-type="float" office:value="3" calcext:value-type="float">
            <text:p>3</text:p>
          </table:table-cell>
          <table:table-cell table:style-name="ce1" office:value-type="currency" office:currency="COP" office:value="0.81" calcext:value-type="currency">
            <text:p>$0,81</text:p>
          </table:table-cell>
          <table:table-cell table:style-name="ce1" table:formula="of:=+[.G54]*[.F54]" office:value-type="currency" office:currency="COP" office:value="2.43" calcext:value-type="currency">
            <text:p>$2,43</text:p>
          </table:table-cell>
          <table:table-cell/>
        </table:table-row>
        <table:table-row table:style-name="ro1">
          <table:table-cell office:value-type="string" calcext:value-type="string">
            <text:p>&gt; <text:s/>T1, T2</text:p>
          </table:table-cell>
          <table:table-cell office:value-type="string" calcext:value-type="string">
            <text:p>BALUN</text:p>
          </table:table-cell>
          <table:table-cell office:value-type="string" calcext:value-type="string">
            <text:p>lib:HHM1711E1</text:p>
          </table:table-cell>
          <table:table-cell office:value-type="string" calcext:value-type="string">
            <text:p>https://product.tdk.com/info/en/documents/data_sheet/rf_balun_hhm1711e1_en.pdf</text:p>
          </table:table-cell>
          <table:table-cell office:value-type="string" calcext:value-type="string">
            <text:p>445-172632-1-ND</text:p>
          </table:table-cell>
          <table:table-cell office:value-type="float" office:value="2" calcext:value-type="float">
            <text:p>2</text:p>
          </table:table-cell>
          <table:table-cell table:style-name="ce1" office:value-type="currency" office:currency="COP" office:value="0.35" calcext:value-type="currency">
            <text:p>$0,35</text:p>
          </table:table-cell>
          <table:table-cell table:style-name="ce1" table:formula="of:=+[.G55]*[.F55]" office:value-type="currency" office:currency="COP" office:value="0.7" calcext:value-type="currency">
            <text:p>$0,70</text:p>
          </table:table-cell>
          <table:table-cell/>
        </table:table-row>
        <table:table-row table:style-name="ro1">
          <table:table-cell office:value-type="string" calcext:value-type="string">
            <text:p><text:s text:c="4"/>U1</text:p>
          </table:table-cell>
          <table:table-cell office:value-type="string" calcext:value-type="string">
            <text:p>MAX2830</text:p>
          </table:table-cell>
          <table:table-cell office:value-type="string" calcext:value-type="string">
            <text:p>lib:MAX2830ETM&amp;plus_</text:p>
          </table:table-cell>
          <table:table-cell office:value-type="string" calcext:value-type="string">
            <text:p>https://datasheets.maximintegrated.com/en/ds/MAX2830.pdf</text:p>
          </table:table-cell>
          <table:table-cell office:value-type="string" calcext:value-type="string">
            <text:p>MAX2830ETM+TCT-ND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COP" office:value="10.65" calcext:value-type="currency">
            <text:p>$10,65</text:p>
          </table:table-cell>
          <table:table-cell table:style-name="ce1" table:formula="of:=+[.G56]*[.F56]" office:value-type="currency" office:currency="COP" office:value="10.65" calcext:value-type="currency">
            <text:p>$10,65</text:p>
          </table:table-cell>
          <table:table-cell/>
        </table:table-row>
        <table:table-row table:style-name="ro1">
          <table:table-cell office:value-type="string" calcext:value-type="string">
            <text:p><text:s text:c="4"/>U2</text:p>
          </table:table-cell>
          <table:table-cell office:value-type="string" calcext:value-type="string">
            <text:p>SI5351C</text:p>
          </table:table-cell>
          <table:table-cell office:value-type="string" calcext:value-type="string">
            <text:p>lib:QFN50P300X300X60-21N</text:p>
          </table:table-cell>
          <table:table-cell office:value-type="string" calcext:value-type="string">
            <text:p>https://www.silabs.com/documents/public/data-sheets/Si5351-B.pdf</text:p>
          </table:table-cell>
          <table:table-cell office:value-type="string" calcext:value-type="string">
            <text:p>336-5160-1-ND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COP" office:value="2.42" calcext:value-type="currency">
            <text:p>$2,42</text:p>
          </table:table-cell>
          <table:table-cell table:style-name="ce1" table:formula="of:=+[.G57]*[.F57]" office:value-type="currency" office:currency="COP" office:value="2.42" calcext:value-type="currency">
            <text:p>$2,42</text:p>
          </table:table-cell>
          <table:table-cell/>
        </table:table-row>
        <table:table-row table:style-name="ro1">
          <table:table-cell office:value-type="string" calcext:value-type="string">
            <text:p><text:s text:c="4"/>U3</text:p>
          </table:table-cell>
          <table:table-cell office:value-type="string" calcext:value-type="string">
            <text:p>MAX5864</text:p>
          </table:table-cell>
          <table:table-cell office:value-type="string" calcext:value-type="string">
            <text:p>lib:MAX5864ETM&amp;plus_</text:p>
          </table:table-cell>
          <table:table-cell office:value-type="string" calcext:value-type="string">
            <text:p>https://datasheets.maximintegrated.com/en/ds/MAX5864.pdf</text:p>
          </table:table-cell>
          <table:table-cell office:value-type="string" calcext:value-type="string">
            <text:p>MAX5864ETM+-ND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COP" office:value="11.21" calcext:value-type="currency">
            <text:p>$11,21</text:p>
          </table:table-cell>
          <table:table-cell table:style-name="ce1" table:formula="of:=+[.G58]*[.F58]" office:value-type="currency" office:currency="COP" office:value="11.21" calcext:value-type="currency">
            <text:p>$11,21</text:p>
          </table:table-cell>
          <table:table-cell/>
        </table:table-row>
        <table:table-row table:style-name="ro1">
          <table:table-cell office:value-type="string" calcext:value-type="string">
            <text:p><text:s text:c="4"/>U4</text:p>
          </table:table-cell>
          <table:table-cell office:value-type="string" calcext:value-type="string">
            <text:p>XC6SLX9-2TQG144C</text:p>
          </table:table-cell>
          <table:table-cell office:value-type="string" calcext:value-type="string">
            <text:p>Package_QFP:LQFP-144_20x20mm_P0.5mm</text:p>
          </table:table-cell>
          <table:table-cell/>
          <table:table-cell office:value-type="string" calcext:value-type="string">
            <text:p>122-1745-ND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COP" office:value="16.52" calcext:value-type="currency">
            <text:p>$16,52</text:p>
          </table:table-cell>
          <table:table-cell table:style-name="ce1" table:formula="of:=+[.G59]*[.F59]" office:value-type="currency" office:currency="COP" office:value="16.52" calcext:value-type="currency">
            <text:p>$16,52</text:p>
          </table:table-cell>
          <table:table-cell/>
        </table:table-row>
        <table:table-row table:style-name="ro1">
          <table:table-cell office:value-type="string" calcext:value-type="string">
            <text:p><text:s text:c="4"/>U5</text:p>
          </table:table-cell>
          <table:table-cell office:value-type="string" calcext:value-type="string">
            <text:p>STM32F722ZET</text:p>
          </table:table-cell>
          <table:table-cell office:value-type="string" calcext:value-type="string">
            <text:p>Package_QFP:LQFP-144_20x20mm_P0.5mm</text:p>
          </table:table-cell>
          <table:table-cell office:value-type="string" calcext:value-type="string">
            <text:p>https://www.st.com/content/ccc/resource/technical/document/datasheet/group3/d6/11/13/15/f4/38/49/79/DM00330506/files/DM00330506.pdf/jcr:content/translations/en.DM00330506.pdf</text:p>
          </table:table-cell>
          <table:table-cell office:value-type="string" calcext:value-type="string">
            <text:p>497-18558-ND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COP" office:value="10.74" calcext:value-type="currency">
            <text:p>$10,74</text:p>
          </table:table-cell>
          <table:table-cell table:style-name="ce1" table:formula="of:=+[.G60]*[.F60]" office:value-type="currency" office:currency="COP" office:value="10.74" calcext:value-type="currency">
            <text:p>$10,74</text:p>
          </table:table-cell>
          <table:table-cell/>
        </table:table-row>
        <table:table-row table:style-name="ro1">
          <table:table-cell office:value-type="string" calcext:value-type="string">
            <text:p>&gt; <text:s/>U6, U7</text:p>
          </table:table-cell>
          <table:table-cell office:value-type="string" calcext:value-type="string">
            <text:p>ZLDO1117G33TA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s://www.diodes.com/assets/Datasheets/ZLDO1117.pdf</text:p>
          </table:table-cell>
          <table:table-cell office:value-type="string" calcext:value-type="string">
            <text:p>ZLDO1117G33DICT-ND</text:p>
          </table:table-cell>
          <table:table-cell office:value-type="float" office:value="2" calcext:value-type="float">
            <text:p>2</text:p>
          </table:table-cell>
          <table:table-cell table:style-name="ce1" office:value-type="currency" office:currency="COP" office:value="0.5" calcext:value-type="currency">
            <text:p>$0,50</text:p>
          </table:table-cell>
          <table:table-cell table:style-name="ce1" table:formula="of:=+[.G61]*[.F61]" office:value-type="currency" office:currency="COP" office:value="1" calcext:value-type="currency">
            <text:p>$1,00</text:p>
          </table:table-cell>
          <table:table-cell/>
        </table:table-row>
        <table:table-row table:style-name="ro1">
          <table:table-cell office:value-type="string" calcext:value-type="string">
            <text:p><text:s text:c="4"/>U8</text:p>
          </table:table-cell>
          <table:table-cell office:value-type="string" calcext:value-type="string">
            <text:p>ZLDO1117G12TA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s://www.diodes.com/assets/Datasheets/ZLDO1117.pdf</text:p>
          </table:table-cell>
          <table:table-cell office:value-type="string" calcext:value-type="string">
            <text:p>ZLDO1117G12DICT-ND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COP" office:value="0.5" calcext:value-type="currency">
            <text:p>$0,50</text:p>
          </table:table-cell>
          <table:table-cell table:style-name="ce1" table:formula="of:=+[.G62]*[.F62]" office:value-type="currency" office:currency="COP" office:value="0.5" calcext:value-type="currency">
            <text:p>$0,50</text:p>
          </table:table-cell>
          <table:table-cell/>
        </table:table-row>
        <table:table-row table:style-name="ro1">
          <table:table-cell office:value-type="string" calcext:value-type="string">
            <text:p><text:s text:c="4"/>X1</text:p>
          </table:table-cell>
          <table:table-cell office:value-type="string" calcext:value-type="string">
            <text:p>GSG-XTAL4PIN-25MHz</text:p>
          </table:table-cell>
          <table:table-cell office:value-type="string" calcext:value-type="string">
            <text:p>CRISTAL_4:GSG-XTAL3.2x2.5mm</text:p>
          </table:table-cell>
          <table:table-cell/>
          <table:table-cell office:value-type="string" calcext:value-type="string">
            <text:p>535-13468-1-ND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COP" office:value="0.74" calcext:value-type="currency">
            <text:p>$0,74</text:p>
          </table:table-cell>
          <table:table-cell table:style-name="ce1" table:formula="of:=+[.G63]*[.F63]" office:value-type="currency" office:currency="COP" office:value="0.74" calcext:value-type="currency">
            <text:p>$0,74</text:p>
          </table:table-cell>
          <table:table-cell/>
        </table:table-row>
        <table:table-row table:style-name="ro1">
          <table:table-cell office:value-type="string" calcext:value-type="string">
            <text:p><text:s text:c="4"/>X2</text:p>
          </table:table-cell>
          <table:table-cell office:value-type="string" calcext:value-type="string">
            <text:p>ASE-xxxMHz</text:p>
          </table:table-cell>
          <table:table-cell office:value-type="string" calcext:value-type="string">
            <text:p>Oscillator:Oscillator_SMD_Abracon_ASE-4Pin_3.2x2.5mm_HandSoldering</text:p>
          </table:table-cell>
          <table:table-cell office:value-type="string" calcext:value-type="string">
            <text:p>http://www.abracon.com/Oscillators/ASV.pdf</text:p>
          </table:table-cell>
          <table:table-cell office:value-type="string" calcext:value-type="string">
            <text:p>535-11114-1-ND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COP" office:value="3.3" calcext:value-type="currency">
            <text:p>$3,30</text:p>
          </table:table-cell>
          <table:table-cell table:style-name="ce1" table:formula="of:=+[.G64]*[.F64]" office:value-type="currency" office:currency="COP" office:value="3.3" calcext:value-type="currency">
            <text:p>$3,30</text:p>
          </table:table-cell>
          <table:table-cell/>
        </table:table-row>
        <table:table-row table:style-name="ro1">
          <table:table-cell office:value-type="string" calcext:value-type="string">
            <text:p><text:s text:c="4"/>X3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ISTAL_4:NX3215SA</text:p>
          </table:table-cell>
          <table:table-cell/>
          <table:table-cell office:value-type="string" calcext:value-type="string">
            <text:p>644-1171-1-ND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COP" office:value="0.68" calcext:value-type="currency">
            <text:p>$0,68</text:p>
          </table:table-cell>
          <table:table-cell table:style-name="ce1" table:formula="of:=+[.G65]*[.F65]" office:value-type="currency" office:currency="COP" office:value="0.68" calcext:value-type="currency">
            <text:p>$0,68</text:p>
          </table:table-cell>
          <table:table-cell/>
        </table:table-row>
        <table:table-row table:style-name="ro1">
          <table:table-cell office:value-type="string" calcext:value-type="string">
            <text:p><text:s text:c="4"/>X4</text:p>
          </table:table-cell>
          <table:table-cell office:value-type="string" calcext:value-type="string">
            <text:p>GSG-XTAL4PIN-16MHz</text:p>
          </table:table-cell>
          <table:table-cell office:value-type="string" calcext:value-type="string">
            <text:p>CRISTAL_4:GSG-XTAL3.2x2.5mm</text:p>
          </table:table-cell>
          <table:table-cell/>
          <table:table-cell office:value-type="string" calcext:value-type="string">
            <text:p>535-10289-1-ND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COP" office:value="0.73" calcext:value-type="currency">
            <text:p>$0,73</text:p>
          </table:table-cell>
          <table:table-cell table:style-name="ce1" table:formula="of:=+[.G66]*[.F66]" office:value-type="currency" office:currency="COP" office:value="0.73" calcext:value-type="currency">
            <text:p>$0,73</text:p>
          </table:table-cell>
          <table:table-cell/>
        </table:table-row>
        <table:table-row table:style-name="ro1">
          <table:table-cell office:value-type="string" calcext:value-type="string">
            <text:p>Extra Capacitors 1</text:p>
          </table:table-cell>
          <table:table-cell office:value-type="string" calcext:value-type="string">
            <text:p>3pF</text:p>
          </table:table-cell>
          <table:table-cell table:number-columns-repeated="2"/>
          <table:table-cell office:value-type="string" calcext:value-type="string">
            <text:p>1276-1597-1-ND</text:p>
          </table:table-cell>
          <table:table-cell office:value-type="float" office:value="2" calcext:value-type="float">
            <text:p>2</text:p>
          </table:table-cell>
          <table:table-cell table:style-name="ce1" office:value-type="currency" office:currency="COP" office:value="0.1" calcext:value-type="currency">
            <text:p>$0,10</text:p>
          </table:table-cell>
          <table:table-cell table:style-name="ce1" table:formula="of:=+[.G67]*[.F67]" office:value-type="currency" office:currency="COP" office:value="0.2" calcext:value-type="currency">
            <text:p>$0,20</text:p>
          </table:table-cell>
          <table:table-cell/>
        </table:table-row>
        <table:table-row table:style-name="ro1">
          <table:table-cell office:value-type="string" calcext:value-type="string">
            <text:p>Extra Capacitors 2</text:p>
          </table:table-cell>
          <table:table-cell office:value-type="string" calcext:value-type="string">
            <text:p>22pF</text:p>
          </table:table-cell>
          <table:table-cell table:number-columns-repeated="2"/>
          <table:table-cell office:value-type="string" calcext:value-type="string">
            <text:p>1276-6456-1-ND</text:p>
          </table:table-cell>
          <table:table-cell office:value-type="float" office:value="2" calcext:value-type="float">
            <text:p>2</text:p>
          </table:table-cell>
          <table:table-cell table:style-name="ce1" office:value-type="currency" office:currency="COP" office:value="0.14" calcext:value-type="currency">
            <text:p>$0,14</text:p>
          </table:table-cell>
          <table:table-cell table:style-name="ce1" table:formula="of:=+[.G68]*[.F68]" office:value-type="currency" office:currency="COP" office:value="0.28" calcext:value-type="currency">
            <text:p>$0,28</text:p>
          </table:table-cell>
          <table:table-cell/>
        </table:table-row>
        <table:table-row table:style-name="ro1">
          <table:table-cell office:value-type="string" calcext:value-type="string">
            <text:p>Terminal Strip Onion</text:p>
          </table:table-cell>
          <table:table-cell office:value-type="string" calcext:value-type="string">
            <text:p>Conn_01x16</text:p>
          </table:table-cell>
          <table:table-cell table:number-columns-repeated="2"/>
          <table:table-cell office:value-type="string" calcext:value-type="string">
            <text:p>1212-1317-ND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COP" office:value="3.32" calcext:value-type="currency">
            <text:p>$3,32</text:p>
          </table:table-cell>
          <table:table-cell table:style-name="ce1" table:formula="of:=+[.G69]*[.F69]" office:value-type="currency" office:currency="COP" office:value="3.32" calcext:value-type="currency">
            <text:p>$3,32</text:p>
          </table:table-cell>
          <table:table-cell/>
        </table:table-row>
        <table:table-row table:style-name="ro1">
          <table:table-cell office:value-type="string" calcext:value-type="string">
            <text:p>SMA Extra</text:p>
          </table:table-cell>
          <table:table-cell office:value-type="string" calcext:value-type="string">
            <text:p>SMA</text:p>
          </table:table-cell>
          <table:table-cell table:number-columns-repeated="2"/>
          <table:table-cell office:value-type="string" calcext:value-type="string">
            <text:p>WM5536-ND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COP" office:value="3.64" calcext:value-type="currency">
            <text:p>$3,64</text:p>
          </table:table-cell>
          <table:table-cell table:style-name="ce1" table:formula="of:=+[.G70]*[.F70]" office:value-type="currency" office:currency="COP" office:value="3.64" calcext:value-type="currency">
            <text:p>$3,64</text:p>
          </table:table-cell>
          <table:table-cell/>
        </table:table-row>
        <table:table-row table:style-name="ro1">
          <table:table-cell table:number-columns-repeated="6"/>
          <table:table-cell table:style-name="ce2" office:value-type="string" calcext:value-type="string">
            <text:p>TOTAL</text:p>
          </table:table-cell>
          <table:table-cell table:style-name="ce2" table:formula="of:=SUM([.H2:.H70])" office:value-type="currency" office:currency="COP" office:value="105.9" calcext:value-type="currency">
            <text:p>$105,90</text:p>
          </table:table-cell>
          <table:table-cell table:style-name="ce3" office:value-type="string" calcext:value-type="string">
            <text:p>USD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>
            <text:p>TRM</text:p>
          </table:table-cell>
          <table:table-cell table:style-name="ce2" office:value-type="currency" office:currency="COP" office:value="3288" calcext:value-type="currency">
            <text:p>$3.288,00</text:p>
          </table:table-cell>
          <table:table-cell table:style-name="ce3"/>
        </table:table-row>
        <table:table-row table:style-name="ro1">
          <table:table-cell table:number-columns-repeated="6"/>
          <table:table-cell table:style-name="ce2"/>
          <table:table-cell table:style-name="ce2" table:formula="of:=+[.H71]*[.H72]" office:value-type="currency" office:currency="COP" office:value="348199.2" calcext:value-type="currency">
            <text:p>$348.199,20</text:p>
          </table:table-cell>
          <table:table-cell table:style-name="ce3" office:value-type="string" calcext:value-type="string">
            <text:p>COP</text:p>
          </table:table-cell>
        </table:table-row>
        <table:table-row table:style-name="ro1" table:number-rows-repeated="28">
          <table:table-cell table:number-columns-repeated="6"/>
          <table:table-cell table:style-name="ce1" table:number-columns-repeated="2"/>
          <table:table-cell/>
        </table:table-row>
        <table:table-row table:style-name="ro1" table:number-rows-repeated="104847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6">00/00/0000</text:date>, <text:time style:data-style-name="N2" text:time-value="16:33:46.50617268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5:44:42.258953157</meta:creation-date>
    <dc:date>2019-06-06T17:26:20.625931427</dc:date>
    <meta:editing-duration>PT21M58S</meta:editing-duration>
    <meta:editing-cycles>5</meta:editing-cycles>
    <meta:generator>LibreOffice/6.0.7.3$Linux_X86_64 LibreOffice_project/00m0$Build-3</meta:generator>
    <meta:document-statistic meta:table-count="1" meta:cell-count="552" meta:object-count="0"/>
  </office:meta>
</office:document-meta>
</file>